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3" table:number-rows-spanned="1">
            <text:p>Measured occurrence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Approximation used in MC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Water</text:p>
          </table:table-cell>
          <table:table-cell office:value-type="string">
            <text:p>Lava</text:p>
          </table:table-cell>
          <table:table-cell/>
          <table:table-cell office:value-type="string">
            <text:p>Height</text:p>
          </table:table-cell>
          <table:table-cell office:value-type="string">
            <text:p>ProbW</text:p>
          </table:table-cell>
          <table:table-cell office:value-type="string">
            <text:p>ProbL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75000">
            <text:p>75000</text:p>
          </table:table-cell>
          <table:table-cell office:value-type="float" office:value="45000">
            <text:p>45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83000">
            <text:p>83000</text:p>
          </table:table-cell>
          <table:table-cell/>
          <table:table-cell>
            <draw:frame table:end-cell-address="Sheet1.AN50" table:end-x="1.867cm" table:end-y="0.293cm" draw:z-index="0" draw:style-name="gr1" svg:width="72.441cm" svg:height="20.137cm" svg:x="1.684cm" svg:y="0.103cm">
              <draw:object draw:notify-on-update-of-ranges="Sheet1.A3:Sheet1.A258 Sheet1.B2:Sheet1.B2 Sheet1.B3:Sheet1.B258 Sheet1.E3:Sheet1.E21 Sheet1.F2:Sheet1.F2 Sheet1.F3:Sheet1.F21 Sheet1.E3:Sheet1.E21 Sheet1.G2:Sheet1.G2 Sheet1.G3:Sheet1.G21 Sheet1.A3:Sheet1.A258 Sheet1.C2:Sheet1.C2 Sheet1.C3:Sheet1.C2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205">
            <text:p>205</text:p>
          </table:table-cell>
          <table:table-cell/>
          <table:table-cell office:value-type="float" office:value="20">
            <text:p>20</text:p>
          </table:table-cell>
          <table:table-cell office:value-type="float" office:value="83000">
            <text:p>83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8">
            <text:p>2538</text:p>
          </table:table-cell>
          <table:table-cell office:value-type="float" office:value="1801">
            <text:p>1801</text:p>
          </table:table-cell>
          <table:table-cell/>
          <table:table-cell office:value-type="float" office:value="24">
            <text:p>24</text:p>
          </table:table-cell>
          <table:table-cell office:value-type="float" office:value="78000">
            <text:p>78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71">
            <text:p>4671</text:p>
          </table:table-cell>
          <table:table-cell office:value-type="float" office:value="3235">
            <text:p>3235</text:p>
          </table:table-cell>
          <table:table-cell/>
          <table:table-cell office:value-type="float" office:value="32">
            <text:p>32</text:p>
          </table:table-cell>
          <table:table-cell office:value-type="float" office:value="62000">
            <text:p>62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55">
            <text:p>6055</text:p>
          </table:table-cell>
          <table:table-cell office:value-type="float" office:value="3991">
            <text:p>3991</text:p>
          </table:table-cell>
          <table:table-cell/>
          <table:table-cell office:value-type="float" office:value="40">
            <text:p>40</text:p>
          </table:table-cell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13">
            <text:p>7313</text:p>
          </table:table-cell>
          <table:table-cell office:value-type="float" office:value="4741">
            <text:p>4741</text:p>
          </table:table-cell>
          <table:table-cell/>
          <table:table-cell office:value-type="float" office:value="44">
            <text:p>44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52">
            <text:p>8752</text:p>
          </table:table-cell>
          <table:table-cell office:value-type="float" office:value="5590">
            <text:p>5590</text:p>
          </table:table-cell>
          <table:table-cell/>
          <table:table-cell office:value-type="float" office:value="48">
            <text:p>48</text:p>
          </table:table-cell>
          <table:table-cell office:value-type="float" office:value="7000">
            <text:p>700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563">
            <text:p>10563</text:p>
          </table:table-cell>
          <table:table-cell office:value-type="float" office:value="17341">
            <text:p>17341</text:p>
          </table:table-cell>
          <table:table-cell/>
          <table:table-cell office:value-type="float" office:value="56">
            <text:p>56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014">
            <text:p>75014</text:p>
          </table:table-cell>
          <table:table-cell office:value-type="float" office:value="43754">
            <text:p>43754</text:p>
          </table:table-cell>
          <table:table-cell/>
          <table:table-cell office:value-type="float" office:value="64">
            <text:p>64</text:p>
          </table:table-cell>
          <table:table-cell table:number-columns-repeated="2"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6434">
            <text:p>76434</text:p>
          </table:table-cell>
          <table:table-cell office:value-type="float" office:value="43586">
            <text:p>43586</text:p>
          </table:table-cell>
          <table:table-cell/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234">
            <text:p>78234</text:p>
          </table:table-cell>
          <table:table-cell office:value-type="float" office:value="42736">
            <text:p>42736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646">
            <text:p>80646</text:p>
          </table:table-cell>
          <table:table-cell office:value-type="float" office:value="42956">
            <text:p>42956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369">
            <text:p>82369</text:p>
          </table:table-cell>
          <table:table-cell office:value-type="float" office:value="41827">
            <text:p>4182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2860">
            <text:p>82860</text:p>
          </table:table-cell>
          <table:table-cell office:value-type="float" office:value="40834">
            <text:p>40834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3343">
            <text:p>83343</text:p>
          </table:table-cell>
          <table:table-cell office:value-type="float" office:value="39567">
            <text:p>3956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3572">
            <text:p>83572</text:p>
          </table:table-cell>
          <table:table-cell office:value-type="float" office:value="38243">
            <text:p>38243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3450">
            <text:p>83450</text:p>
          </table:table-cell>
          <table:table-cell office:value-type="float" office:value="37026">
            <text:p>3702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2874">
            <text:p>82874</text:p>
          </table:table-cell>
          <table:table-cell office:value-type="float" office:value="35705">
            <text:p>3570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1834">
            <text:p>81834</text:p>
          </table:table-cell>
          <table:table-cell office:value-type="float" office:value="34566">
            <text:p>34566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773">
            <text:p>80773</text:p>
          </table:table-cell>
          <table:table-cell office:value-type="float" office:value="33057">
            <text:p>33057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9693">
            <text:p>79693</text:p>
          </table:table-cell>
          <table:table-cell office:value-type="float" office:value="31774">
            <text:p>31774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7736">
            <text:p>77736</text:p>
          </table:table-cell>
          <table:table-cell office:value-type="float" office:value="30148">
            <text:p>30148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6725">
            <text:p>76725</text:p>
          </table:table-cell>
          <table:table-cell office:value-type="float" office:value="29081">
            <text:p>29081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625">
            <text:p>75625</text:p>
          </table:table-cell>
          <table:table-cell office:value-type="float" office:value="27736">
            <text:p>2773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862">
            <text:p>72862</text:p>
          </table:table-cell>
          <table:table-cell office:value-type="float" office:value="26063">
            <text:p>2606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0853">
            <text:p>70853</text:p>
          </table:table-cell>
          <table:table-cell office:value-type="float" office:value="24863">
            <text:p>2486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9206">
            <text:p>69206</text:p>
          </table:table-cell>
          <table:table-cell office:value-type="float" office:value="23661">
            <text:p>2366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7047">
            <text:p>67047</text:p>
          </table:table-cell>
          <table:table-cell office:value-type="float" office:value="22052">
            <text:p>2205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759">
            <text:p>64759</text:p>
          </table:table-cell>
          <table:table-cell office:value-type="float" office:value="21291">
            <text:p>2129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2341">
            <text:p>62341</text:p>
          </table:table-cell>
          <table:table-cell office:value-type="float" office:value="19726">
            <text:p>19726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9504">
            <text:p>59504</text:p>
          </table:table-cell>
          <table:table-cell office:value-type="float" office:value="18393">
            <text:p>1839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7236">
            <text:p>57236</text:p>
          </table:table-cell>
          <table:table-cell office:value-type="float" office:value="17574">
            <text:p>1757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4954">
            <text:p>54954</text:p>
          </table:table-cell>
          <table:table-cell office:value-type="float" office:value="16372">
            <text:p>16372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1905">
            <text:p>51905</text:p>
          </table:table-cell>
          <table:table-cell office:value-type="float" office:value="15007">
            <text:p>15007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9439">
            <text:p>49439</text:p>
          </table:table-cell>
          <table:table-cell office:value-type="float" office:value="14279">
            <text:p>1427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5830">
            <text:p>45830</text:p>
          </table:table-cell>
          <table:table-cell office:value-type="float" office:value="12861">
            <text:p>12861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2127">
            <text:p>42127</text:p>
          </table:table-cell>
          <table:table-cell office:value-type="float" office:value="11544">
            <text:p>11544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719">
            <text:p>37719</text:p>
          </table:table-cell>
          <table:table-cell office:value-type="float" office:value="10039">
            <text:p>1003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669">
            <text:p>31669</text:p>
          </table:table-cell>
          <table:table-cell office:value-type="float" office:value="8279">
            <text:p>8279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5184">
            <text:p>25184</text:p>
          </table:table-cell>
          <table:table-cell office:value-type="float" office:value="6342">
            <text:p>63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198">
            <text:p>19198</text:p>
          </table:table-cell>
          <table:table-cell office:value-type="float" office:value="4717">
            <text:p>4717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546">
            <text:p>14546</text:p>
          </table:table-cell>
          <table:table-cell office:value-type="float" office:value="3603">
            <text:p>360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648">
            <text:p>11648</text:p>
          </table:table-cell>
          <table:table-cell office:value-type="float" office:value="2740">
            <text:p>2740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653">
            <text:p>9653</text:p>
          </table:table-cell>
          <table:table-cell office:value-type="float" office:value="2328">
            <text:p>2328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880">
            <text:p>7880</text:p>
          </table:table-cell>
          <table:table-cell office:value-type="float" office:value="1761">
            <text:p>1761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477">
            <text:p>6477</text:p>
          </table:table-cell>
          <table:table-cell office:value-type="float" office:value="1491">
            <text:p>1491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467">
            <text:p>5467</text:p>
          </table:table-cell>
          <table:table-cell office:value-type="float" office:value="1247">
            <text:p>1247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83">
            <text:p>4683</text:p>
          </table:table-cell>
          <table:table-cell office:value-type="float" office:value="1001">
            <text:p>1001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152">
            <text:p>4152</text:p>
          </table:table-cell>
          <table:table-cell office:value-type="float" office:value="849">
            <text:p>849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736">
            <text:p>3736</text:p>
          </table:table-cell>
          <table:table-cell office:value-type="float" office:value="716">
            <text:p>716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415">
            <text:p>3415</text:p>
          </table:table-cell>
          <table:table-cell office:value-type="float" office:value="637">
            <text:p>637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66">
            <text:p>2866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566">
            <text:p>2566</text:p>
          </table:table-cell>
          <table:table-cell office:value-type="float" office:value="467">
            <text:p>467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34">
            <text:p>2234</text:p>
          </table:table-cell>
          <table:table-cell office:value-type="float" office:value="375">
            <text:p>37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94">
            <text:p>1894</text:p>
          </table:table-cell>
          <table:table-cell office:value-type="float" office:value="296">
            <text:p>296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84">
            <text:p>1584</text:p>
          </table:table-cell>
          <table:table-cell office:value-type="float" office:value="266">
            <text:p>266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48">
            <text:p>1248</text:p>
          </table:table-cell>
          <table:table-cell office:value-type="float" office:value="230">
            <text:p>23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1">
            <text:p>1001</text:p>
          </table:table-cell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15">
            <text:p>815</text:p>
          </table:table-cell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29">
            <text:p>729</text:p>
          </table:table-cell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11">
            <text:p>611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44">
            <text:p>444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20">
            <text:p>320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34">
            <text:p>234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4">
            <text:p>194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3">
            <text:p>153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1">
            <text:p>16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4">
            <text:p>134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Chunks</text:p>
          </table:table-cell>
          <table:table-cell office:value-type="float" office:value="9759376">
            <text:p>975937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.00.0000</text:date>, <text:time style:data-style-name="N2" text:time-value="0000-00-00T21:59:27.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22:00:45.48</dc:date>
    <dc:creator>Mattes D</dc:creator>
    <meta:generator>LibreOffice/4.0.3.3$Windows_x86 LibreOffice_project/0eaa50a932c8f2199a615e1eb30f7ac74279539</meta:generator>
    <meta:editing-duration>PT11M26S</meta:editing-duration>
    <meta:editing-cycles>3</meta:editing-cycles>
    <meta:document-statistic meta:table-count="1" meta:cell-count="8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6" chart:interval-major="8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2.442cm" svg:height="20.138cm" xlink:href=".." xlink:type="simple" chart:class="chart:scatter" chart:style-name="ch1">
        <chart:legend chart:legend-position="start" svg:x="0.21cm" svg:y="9.077cm" style:legend-expansion="high" chart:style-name="ch2"/>
        <chart:plot-area chart:style-name="ch3" table:cell-range-address="Sheet1.A3:Sheet1.C258 Sheet1.B2:Sheet1.C2 Sheet1.F2:Sheet1.G21" chart:data-source-has-labels="row" svg:x="4.057cm" svg:y="1.743cm" svg:width="65.489cm" svg:height="17.573cm">
          <chartooo:coordinate-region svg:x="5.102cm" svg:y="1.929cm" svg:width="64.204cm" svg:height="16.7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58" chart:label-cell-address="Sheet1.B2:Sheet1.B2" chart:class="chart:scatter">
            <chart:domain table:cell-range-address="Sheet1.A3:Sheet1.A258"/>
            <chart:data-point chart:repeated="256"/>
          </chart:series>
          <chart:series chart:style-name="ch8" chart:values-cell-range-address="Sheet1.F3:Sheet1.F21" chart:label-cell-address="Sheet1.F2:Sheet1.F2" chart:class="chart:scatter">
            <chart:domain table:cell-range-address="Sheet1.E3:Sheet1.E21"/>
            <chart:data-point chart:repeated="19"/>
          </chart:series>
          <chart:series chart:style-name="ch9" chart:values-cell-range-address="Sheet1.G3:Sheet1.G21" chart:label-cell-address="Sheet1.G2:Sheet1.G2" chart:class="chart:scatter">
            <chart:domain table:cell-range-address="Sheet1.E3:Sheet1.E21"/>
            <chart:data-point chart:repeated="19"/>
          </chart:series>
          <chart:series chart:style-name="ch10" chart:values-cell-range-address="Sheet1.C3:Sheet1.C258" chart:label-cell-address="Sheet1.C2:Sheet1.C2" chart:class="chart:scatte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ter</text:p>
                <draw:g>
                  <svg:desc>Sheet1.B2:Sheet1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ProbW</text:p>
                <draw:g>
                  <svg:desc>Sheet1.F2:Sheet1.F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ProbL</text:p>
                <draw:g>
                  <svg:desc>Sheet1.G2:Sheet1.G2</svg:desc>
                </draw:g>
              </table:table-cell>
              <table:table-cell office:value-type="string">
                <text:p>Lava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58</svg:desc>
                </draw:g>
              </table:table-cell>
              <table:table-cell office:value-type="float" office:value="0">
                <text:p>0</text:p>
                <draw:g>
                  <svg:desc>Sheet1.B3:Sheet1.B258</svg:desc>
                </draw:g>
              </table:table-cell>
              <table:table-cell office:value-type="float" office:value="0">
                <text:p>0</text:p>
                <draw:g>
                  <svg:desc>Sheet1.E3:Sheet1.E21</svg:desc>
                </draw:g>
              </table:table-cell>
              <table:table-cell office:value-type="float" office:value="0">
                <text:p>0</text:p>
                <draw:g>
                  <svg:desc>Sheet1.F3:Sheet1.F21</svg:desc>
                </draw:g>
              </table:table-cell>
              <table:table-cell office:value-type="float" office:value="0">
                <text:p>0</text:p>
                <draw:g>
                  <svg:desc>Sheet1.E3:Sheet1.E21</svg:desc>
                </draw:g>
              </table:table-cell>
              <table:table-cell office:value-type="float" office:value="0">
                <text:p>0</text:p>
                <draw:g>
                  <svg:desc>Sheet1.G3:Sheet1.G21</svg:desc>
                </draw:g>
              </table:table-cell>
              <table:table-cell office:value-type="float" office:value="0">
                <text:p>0</text:p>
                <draw:g>
                  <svg:desc>Sheet1.C3:Sheet1.C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75000">
                <text:p>75000</text:p>
              </table:table-cell>
              <table:table-cell office:value-type="float" office:value="11">
                <text:p>11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83000">
                <text:p>8300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83000">
                <text:p>8300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38">
                <text:p>2538</text:p>
              </table:table-cell>
              <table:table-cell office:value-type="float" office:value="24">
                <text:p>24</text:p>
              </table:table-cell>
              <table:table-cell office:value-type="float" office:value="78000">
                <text:p>7800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671">
                <text:p>4671</text:p>
              </table:table-cell>
              <table:table-cell office:value-type="float" office:value="32">
                <text:p>32</text:p>
              </table:table-cell>
              <table:table-cell office:value-type="float" office:value="62000">
                <text:p>6200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55">
                <text:p>6055</text:p>
              </table:table-cell>
              <table:table-cell office:value-type="float" office:value="40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13">
                <text:p>7313</text:p>
              </table:table-cell>
              <table:table-cell office:value-type="float" office:value="44">
                <text:p>44</text:p>
              </table:table-cell>
              <table:table-cell office:value-type="float" office:value="15000">
                <text:p>15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52">
                <text:p>8752</text:p>
              </table:table-cell>
              <table:table-cell office:value-type="float" office:value="48">
                <text:p>48</text:p>
              </table:table-cell>
              <table:table-cell office:value-type="float" office:value="7000">
                <text:p>7000</text:p>
              </table:table-cell>
              <table:table-cell office:value-type="float" office:value="48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63">
                <text:p>10563</text:p>
              </table:table-cell>
              <table:table-cell office:value-type="float" office:value="56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7341">
                <text:p>1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5014">
                <text:p>75014</text:p>
              </table:table-cell>
              <table:table-cell office:value-type="float" office:value="64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64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43754">
                <text:p>43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6434">
                <text:p>7643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43586">
                <text:p>43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8234">
                <text:p>7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36">
                <text:p>42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0646">
                <text:p>8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56">
                <text:p>42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2369">
                <text:p>8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27">
                <text:p>41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2860">
                <text:p>8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34">
                <text:p>40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3343">
                <text:p>8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67">
                <text:p>39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3572">
                <text:p>83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43">
                <text:p>38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3450">
                <text:p>83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26">
                <text:p>37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2874">
                <text:p>8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5">
                <text:p>35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1834">
                <text:p>8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66">
                <text:p>34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0773">
                <text:p>80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57">
                <text:p>33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9693">
                <text:p>79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74">
                <text:p>31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7736">
                <text:p>77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48">
                <text:p>30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6725">
                <text:p>7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81">
                <text:p>29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5625">
                <text:p>7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36">
                <text:p>27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2862">
                <text:p>7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0853">
                <text:p>7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9206">
                <text:p>69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7047">
                <text:p>6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52">
                <text:p>22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4759">
                <text:p>64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91">
                <text:p>21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2341">
                <text:p>6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6">
                <text:p>19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9504">
                <text:p>5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93">
                <text:p>18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7236">
                <text:p>57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74">
                <text:p>17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4954">
                <text:p>5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72">
                <text:p>16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1905">
                <text:p>5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7">
                <text:p>15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439">
                <text:p>4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79">
                <text:p>1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5830">
                <text:p>45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61">
                <text:p>12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2127">
                <text:p>4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44">
                <text:p>115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7719">
                <text:p>3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9">
                <text:p>10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669">
                <text:p>3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9">
                <text:p>8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5184">
                <text:p>2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9198">
                <text:p>19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546">
                <text:p>1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648">
                <text:p>1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653">
                <text:p>9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880">
                <text:p>7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477">
                <text:p>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467">
                <text:p>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683">
                <text:p>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152">
                <text:p>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36">
                <text:p>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415">
                <text:p>3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866">
                <text:p>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566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234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